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82.013685239492" calcext:value-type="float">
            <text:p>782.013685239492</text:p>
          </table:table-cell>
        </table:table-row>
        <table:table-row table:style-name="ro1">
          <table:table-cell office:value-type="float" office:value="757.960479940576" calcext:value-type="float">
            <text:p>757.960479940576</text:p>
          </table:table-cell>
        </table:table-row>
        <table:table-row table:style-name="ro1">
          <table:table-cell office:value-type="float" office:value="755.635149124597" calcext:value-type="float">
            <text:p>755.635149124597</text:p>
          </table:table-cell>
        </table:table-row>
        <table:table-row table:style-name="ro1">
          <table:table-cell office:value-type="float" office:value="763.930268445096" calcext:value-type="float">
            <text:p>763.930268445096</text:p>
          </table:table-cell>
        </table:table-row>
        <table:table-row table:style-name="ro1">
          <table:table-cell office:value-type="float" office:value="777.617070249926" calcext:value-type="float">
            <text:p>777.617070249926</text:p>
          </table:table-cell>
        </table:table-row>
        <table:table-row table:style-name="ro1">
          <table:table-cell office:value-type="float" office:value="724.044803892465" calcext:value-type="float">
            <text:p>724.044803892465</text:p>
          </table:table-cell>
        </table:table-row>
        <table:table-row table:style-name="ro1">
          <table:table-cell office:value-type="float" office:value="785.508931236548" calcext:value-type="float">
            <text:p>785.508931236548</text:p>
          </table:table-cell>
        </table:table-row>
        <table:table-row table:style-name="ro1">
          <table:table-cell office:value-type="float" office:value="755.252783106506" calcext:value-type="float">
            <text:p>755.252783106506</text:p>
          </table:table-cell>
        </table:table-row>
        <table:table-row table:style-name="ro1">
          <table:table-cell office:value-type="float" office:value="779.441452255314" calcext:value-type="float">
            <text:p>779.441452255314</text:p>
          </table:table-cell>
        </table:table-row>
        <table:table-row table:style-name="ro1">
          <table:table-cell office:value-type="float" office:value="778.119285686496" calcext:value-type="float">
            <text:p>778.119285686496</text:p>
          </table:table-cell>
        </table:table-row>
        <table:table-row table:style-name="ro1">
          <table:table-cell/>
        </table:table-row>
        <table:table-row table:style-name="ro1">
          <table:table-cell table:formula="of:=AVERAGE([.A1:.A10] )" office:value-type="float" office:value="765.952390917701" calcext:value-type="float">
            <text:p>765.9523909177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0:13:13.309348278</meta:creation-date>
    <dc:date>2018-05-30T10:16:53.325204399</dc:date>
    <dc:creator>Davide Ancona</dc:creator>
    <meta:editing-duration>PT3M40S</meta:editing-duration>
    <meta:editing-cycles>1</meta:editing-cycles>
    <meta:document-statistic meta:table-count="1" meta:cell-count="11" meta:object-count="0"/>
    <meta:generator>LibreOffice/5.3.4.2$Linux_X86_64 LibreOffice_project/30$Build-2</meta:generator>
  </office:meta>
</office:document-meta>
</file>